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0">
      <style:table-cell-properties fo:background-color="#FF0000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F" style:font-name-asian="F" style:font-name-complex="F" fo:font-size="12pt" style:font-size-asian="12pt" style:font-size-complex="12pt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F" style:font-name-asian="F" style:font-name-complex="F"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2pt solid #000000" fo:border-left="thin solid #000000" fo:border-right="none"/>
      <style:text-properties style:font-name="F" style:font-name-asian="F" style:font-name-complex="F" fo:font-size="12pt" style:font-size-asian="12pt" style:font-size-complex="12pt"/>
    </style:style>
    <style:style style:name="ce7" style:family="table-cell" style:parent-style-name="Default" style:data-style-name="N4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co3" style:family="table-column">
      <style:table-column-properties fo:break-before="auto" style:column-width="2.58233333333333cm" style:use-optimal-column-width="true"/>
    </style:style>
    <style:style style:name="co4" style:family="table-column">
      <style:table-column-properties fo:break-before="auto" style:column-width="3.85233333333333cm"/>
    </style:style>
    <style:style style:name="co5" style:family="table-column">
      <style:table-column-properties fo:break-before="auto" style:column-width="2.8575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Bm_-_V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R</text:p>
          </table:table-cell>
          <table:table-cell office:value-type="float" office:value="50" table:style-name="ce1">
            <text:p>5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Ueff</text:p>
          </table:table-cell>
          <table:table-cell office:value-type="string" table:style-name="ce3">
            <text:p>P(W)</text:p>
          </table:table-cell>
          <table:table-cell office:value-type="string" table:style-name="ce3">
            <text:p>P(dBm)</text:p>
          </table:table-cell>
          <table:table-cell table:number-columns-repeated="16381" table:style-name="ce1"/>
        </table:table-row>
        <table:table-row table:style-name="ro1">
          <table:table-cell office:value-type="float" office:value="2.6000000000000002E-2" table:formula="of:=26*10^-3" table:style-name="ce2">
            <text:p>0,026</text:p>
          </table:table-cell>
          <table:table-cell office:value-type="float" office:value="1.3520000000000003E-5" table:formula="of:=[.A4]^2/[.B1]" table:style-name="ce3">
            <text:p>0,00001352</text:p>
          </table:table-cell>
          <table:table-cell office:value-type="float" office:value="-18.690233083943827" table:formula="of:=10*LOG10([.B4]/(1*10^(-3)))" table:style-name="ce3">
            <text:p>-18,69023308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P(dBm)</text:p>
          </table:table-cell>
          <table:table-cell office:value-type="string" table:style-name="ce3">
            <text:p>P(W)</text:p>
          </table:table-cell>
          <table:table-cell office:value-type="string" table:style-name="ce3">
            <text:p>Ueff</text:p>
          </table:table-cell>
          <table:table-cell table:number-columns-repeated="16381" table:style-name="ce1"/>
        </table:table-row>
        <table:table-row table:style-name="ro1">
          <table:table-cell office:value-type="float" office:value="-120" table:formula="of:=-120" table:style-name="ce2">
            <text:p>-120</text:p>
          </table:table-cell>
          <table:table-cell office:value-type="float" office:value="1.0000000000000001E-15" table:formula="of:=(1*10^(-3))*(10^([.A8]/10))" table:style-name="ce3">
            <text:p>1E-15</text:p>
          </table:table-cell>
          <table:table-cell office:value-type="float" office:value="2.2360679774997896E-7" table:formula="of:=SQRT([.B8]*[.B1])" table:style-name="ce3">
            <text:p>2,23607E-07</text:p>
          </table:table-cell>
          <table:table-cell table:style-name="ce1"/>
          <table:table-cell office:value-type="float" office:value="9.9999999999999991E-6" table:formula="of:=10*10^(-6)" table:style-name="ce1">
            <text:p>0,00001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sensi_detecteur_HF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1">
            <text:p>n</text:p>
          </table:table-cell>
          <table:table-cell office:value-type="float" office:value="1.0529999999999999" table:style-name="ce1">
            <text:p>1,053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V<text:span text:style-name="T1">T</text:span></text:p>
          </table:table-cell>
          <table:table-cell office:value-type="float" office:value="2.7378E-2" table:formula="of:=([.B1]*26*10^-3)" table:style-name="ce1">
            <text:p>0,027378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I<text:span text:style-name="T1">s</text:span></text:p>
          </table:table-cell>
          <table:table-cell office:value-type="float" office:value="2.6000000000000001E-8" table:formula="of:=26*10^(-9)" table:style-name="ce1">
            <text:p>0,000000026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R<text:span text:style-name="T1">L</text:span></text:p>
          </table:table-cell>
          <table:table-cell office:value-type="float" office:value="5000000" table:formula="of:=5*10^6" table:style-name="ce1">
            <text:p>5000000</text:p>
          </table:table-cell>
          <table:table-cell table:number-columns-repeated="16382"/>
        </table:table-row>
        <table:table-row table:style-name="ro3">
          <table:table-cell office:value-type="string" table:style-name="ce5">
            <text:p>R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</text:p>
          </table:table-cell>
          <table:table-cell office:value-type="float" office:value="2167.9533209472092" table:formula="of:=[.B5]*[.B4]*[.B3]/(4*[.B2]^2)" table:style-name="ce1">
            <text:p>2167,953321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diode_spice" table:style-name="ta2"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k</text:p>
          </table:table-cell>
          <table:table-cell office:value-type="float" office:value="1.3806488E-23" table:formula="of:=1.3806488*10^(-23)" table:style-name="ce1">
            <text:p>1,38065E-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</text:p>
          </table:table-cell>
          <table:table-cell office:value-type="float" office:value="300" table:style-name="ce1">
            <text:p>3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</text:p>
          </table:table-cell>
          <table:table-cell office:value-type="float" office:value="1.6021766200000001E-19" table:formula="of:=1.60217662*10^(-19)" table:style-name="ce1">
            <text:p>1,60218E-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t</text:p>
          </table:table-cell>
          <table:table-cell office:value-type="float" office:value="2.5851996267427745E-2" table:formula="of:=[.B1]*[.B2]/[.B3]" table:style-name="ce1">
            <text:p>0,025851996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1.0529999999999999" table:style-name="ce1">
            <text:p>1,0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</text:p>
          </table:table-cell>
          <table:table-cell office:value-type="float" office:value="2.6000000000000001E-8" table:formula="of:=26*10^(-9)" table:style-name="ce1">
            <text:p>0,000000026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</text:p>
          </table:table-cell>
          <table:table-cell office:value-type="string" table:style-name="ce1">
            <text:p>I=Is*exp(V/Vt - 1)</text:p>
          </table:table-cell>
          <table:table-cell table:number-columns-repeated="16382"/>
        </table:table-row>
        <table:table-row table:style-name="ro1">
          <table:table-cell office:value-type="float" office:value="0" table:formula="of:=0" table:style-name="ce1">
            <text:p>0</text:p>
          </table:table-cell>
          <table:table-cell office:value-type="float" office:value="0" table:formula="of:=[.$B$7]*(EXP([.A10]/([.$B$6]*[.$B$4]))-1)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05" table:formula="of:=[.A10]+0.05" table:style-name="ce1">
            <text:p>0,05</text:p>
          </table:table-cell>
          <table:table-cell office:value-type="float" office:value="1.3717707571662851E-7" table:formula="of:=[.$B$7]*(EXP([.A11]/([.$B$6]*[.$B$4]))-1)" table:style-name="ce1">
            <text:p>1,37177E-07</text:p>
          </table:table-cell>
          <table:table-cell table:number-columns-repeated="16382"/>
        </table:table-row>
        <table:table-row table:style-name="ro1">
          <table:table-cell office:value-type="float" office:value="0.1" table:formula="of:=[.A11]+0.05" table:style-name="ce1">
            <text:p>0,1</text:p>
          </table:table-cell>
          <table:table-cell office:value-type="float" office:value="9.9810607843962751E-7" table:formula="of:=[.$B$7]*(EXP([.A12]/([.$B$6]*[.$B$4]))-1)" table:style-name="ce1">
            <text:p>9,98106E-07</text:p>
          </table:table-cell>
          <table:table-cell table:number-columns-repeated="16382"/>
        </table:table-row>
        <table:table-row table:style-name="ro1">
          <table:table-cell office:value-type="float" office:value="0.15000000000000002" table:formula="of:=[.A12]+0.05" table:style-name="ce1">
            <text:p>0,15</text:p>
          </table:table-cell>
          <table:table-cell office:value-type="float" office:value="6.4013321193616443E-6" table:formula="of:=[.$B$7]*(EXP([.A13]/([.$B$6]*[.$B$4]))-1)" table:style-name="ce1">
            <text:p>6,40133E-06</text:p>
          </table:table-cell>
          <table:table-cell table:number-columns-repeated="16382"/>
        </table:table-row>
        <table:table-row table:style-name="ro1">
          <table:table-cell office:value-type="float" office:value="0.2" table:formula="of:=[.A13]+0.05" table:style-name="ce1">
            <text:p>0,2</text:p>
          </table:table-cell>
          <table:table-cell office:value-type="float" office:value="4.0312202303730486E-5" table:formula="of:=[.$B$7]*(EXP([.A14]/([.$B$6]*[.$B$4]))-1)" table:style-name="ce1">
            <text:p>4,03122E-05</text:p>
          </table:table-cell>
          <table:table-cell table:number-columns-repeated="16382"/>
        </table:table-row>
        <table:table-row table:style-name="ro1">
          <table:table-cell office:value-type="float" office:value="0.25" table:formula="of:=[.A14]+0.05" table:style-name="ce1">
            <text:p>0,25</text:p>
          </table:table-cell>
          <table:table-cell office:value-type="float" office:value="2.5313822659955799E-4" table:formula="of:=[.$B$7]*(EXP([.A15]/([.$B$6]*[.$B$4]))-1)" table:style-name="ce1">
            <text:p>0,000253138</text:p>
          </table:table-cell>
          <table:table-cell table:number-columns-repeated="16382"/>
        </table:table-row>
        <table:table-row table:style-name="ro1">
          <table:table-cell office:value-type="float" office:value="0.3" table:formula="of:=[.A15]+0.05" table:style-name="ce1">
            <text:p>0,3</text:p>
          </table:table-cell>
          <table:table-cell office:value-type="float" office:value="1.5888431604837606E-3" table:formula="of:=[.$B$7]*(EXP([.A16]/([.$B$6]*[.$B$4]))-1)" table:style-name="ce1">
            <text:p>0,001588843</text:p>
          </table:table-cell>
          <table:table-cell table:number-columns-repeated="16382"/>
        </table:table-row>
        <table:table-row table:style-name="ro1">
          <table:table-cell office:value-type="float" office:value="0.35" table:formula="of:=[.A16]+0.05" table:style-name="ce1">
            <text:p>0,35</text:p>
          </table:table-cell>
          <table:table-cell office:value-type="float" office:value="9.9717825886182533E-3" table:formula="of:=[.$B$7]*(EXP([.A17]/([.$B$6]*[.$B$4]))-1)" table:style-name="ce1">
            <text:p>0,009971783</text:p>
          </table:table-cell>
          <table:table-cell table:number-columns-repeated="16382" table:style-name="ce1"/>
        </table:table-row>
        <table:table-row table:style-name="ro1">
          <table:table-cell office:value-type="float" office:value="0.39999999999999997" table:formula="of:=[.A17]+0.05" table:style-name="ce1">
            <text:p>0,4</text:p>
          </table:table-cell>
          <table:table-cell office:value-type="float" office:value="6.2583457272949408E-2" table:formula="of:=[.$B$7]*(EXP([.A18]/([.$B$6]*[.$B$4]))-1)" table:style-name="ce1">
            <text:p>0,062583457</text:p>
          </table:table-cell>
          <table:table-cell table:number-columns-repeated="16382" table:style-name="ce1"/>
        </table:table-row>
        <table:table-row table:style-name="ro1">
          <table:table-cell office:value-type="float" office:value="0.44999999999999996" table:formula="of:=[.A18]+0.05" table:style-name="ce1">
            <text:p>0,45</text:p>
          </table:table-cell>
          <table:table-cell office:value-type="float" office:value="0.39277650433232381" table:formula="of:=[.$B$7]*(EXP([.A19]/([.$B$6]*[.$B$4]))-1)" table:style-name="ce1">
            <text:p>0,392776504</text:p>
          </table:table-cell>
          <table:table-cell table:number-columns-repeated="16382" table:style-name="ce1"/>
        </table:table-row>
        <table:table-row table:style-name="ro1">
          <table:table-cell office:value-type="float" office:value="0.49999999999999994" table:formula="of:=[.A19]+0.05" table:style-name="ce1">
            <text:p>0,5</text:p>
          </table:table-cell>
          <table:table-cell office:value-type="float" office:value="2.4650817289904663" table:formula="of:=[.$B$7]*(EXP([.A20]/([.$B$6]*[.$B$4]))-1)" table:style-name="ce1">
            <text:p>2,465081729</text:p>
          </table:table-cell>
          <table:table-cell table:number-columns-repeated="16382" table:style-name="ce1"/>
        </table:table-row>
        <table:table-row table:style-name="ro1">
          <table:table-cell office:value-type="float" office:value="0.54999999999999993" table:formula="of:=[.A20]+0.05" table:style-name="ce1">
            <text:p>0,55</text:p>
          </table:table-cell>
          <table:table-cell office:value-type="float" office:value="15.470955057913827" table:formula="of:=[.$B$7]*(EXP([.A21]/([.$B$6]*[.$B$4]))-1)" table:style-name="ce1">
            <text:p>15,47095506</text:p>
          </table:table-cell>
          <table:table-cell table:number-columns-repeated="16382" table:style-name="ce1"/>
        </table:table-row>
        <table:table-row table:style-name="ro1">
          <table:table-cell office:value-type="float" office:value="0.6" table:formula="of:=[.A21]+0.05" table:style-name="ce1">
            <text:p>0,6</text:p>
          </table:table-cell>
          <table:table-cell office:value-type="float" office:value="97.09635417155269" table:formula="of:=[.$B$7]*(EXP([.A22]/([.$B$6]*[.$B$4]))-1)" table:style-name="ce1">
            <text:p>97,09635417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I</text:p>
          </table:table-cell>
          <table:table-cell office:value-type="string" table:style-name="ce1">
            <text:p>V = n*ln(I/Is +1)</text:p>
          </table:table-cell>
          <table:table-cell office:value-type="string" table:style-name="ce1">
            <text:p>spec</text:p>
          </table:table-cell>
          <table:table-cell office:value-type="string" table:style-name="ce1">
            <text:p>erreur %</text:p>
          </table:table-cell>
          <table:table-cell table:number-columns-repeated="16380"/>
        </table:table-row>
        <table:table-row table:style-name="ro1">
          <table:table-cell office:value-type="float" office:value="1E-4" table:formula="of:=0.1*10^(-3)" table:style-name="ce1">
            <text:p>0,0001</text:p>
          </table:table-cell>
          <table:table-cell office:value-type="float" office:value="0.22472128519753223" table:formula="of:=[.$B$6]*[.$B$4]*LN(1+[.A26]/[.$B$7])" table:style-name="ce7">
            <text:p>0,22</text:p>
          </table:table-cell>
          <table:table-cell office:value-type="float" office:value="0.22" table:style-name="ce1">
            <text:p>0,22</text:p>
          </table:table-cell>
          <table:table-cell office:value-type="float" office:value="2.1460387261510148" table:formula="of:=ABS(100*([.C26]-[.B26])/[.C26])" table:style-name="ce1">
            <text:p>2,146038726</text:p>
          </table:table-cell>
          <table:table-cell table:number-columns-repeated="16380"/>
        </table:table-row>
        <table:table-row table:style-name="ro1">
          <table:table-cell office:value-type="float" office:value="1E-3" table:formula="of:=[.A26]*10" table:style-name="ce1">
            <text:p>0,001</text:p>
          </table:table-cell>
          <table:table-cell office:value-type="float" office:value="0.28739623767937755" table:formula="of:=[.$B$6]*[.$B$4]*LN(1+[.A27]/[.$B$7])" table:style-name="ce7">
            <text:p>0,29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2.6415134569205447" table:formula="of:=ABS(100*([.C27]-[.B27])/[.C27])" table:style-name="ce1">
            <text:p>2,641513457</text:p>
          </table:table-cell>
          <table:table-cell table:number-columns-repeated="16380"/>
        </table:table-row>
        <table:table-row table:style-name="ro1">
          <table:table-cell office:value-type="float" office:value="0.01" table:formula="of:=[.A27]*10" table:style-name="ce1">
            <text:p>0,01</text:p>
          </table:table-cell>
          <table:table-cell office:value-type="float" office:value="0.3500769222448093" table:formula="of:=[.$B$6]*[.$B$4]*LN(1+[.A28]/[.$B$7])" table:style-name="ce7">
            <text:p>0,35</text:p>
          </table:table-cell>
          <table:table-cell office:value-type="float" office:value="0.35" table:style-name="ce1">
            <text:p>0,35</text:p>
          </table:table-cell>
          <table:table-cell office:value-type="float" office:value="2.1977784231233932E-2" table:formula="of:=ABS(100*([.C28]-[.B28])/[.C28])" table:style-name="ce1">
            <text:p>0,021977784</text:p>
          </table:table-cell>
          <table:table-cell table:number-columns-repeated="16380"/>
        </table:table-row>
        <table:table-row table:style-name="ro1">
          <table:table-cell office:value-type="float" office:value="0.03" table:formula="of:=[.A28]*3" table:style-name="ce1">
            <text:p>0,03</text:p>
          </table:table-cell>
          <table:table-cell office:value-type="float" office:value="0.3799834658474836" table:formula="of:=[.$B$6]*[.$B$4]*LN(1+[.A29]/[.$B$7])" table:style-name="ce7">
            <text:p>0,38</text:p>
          </table:table-cell>
          <table:table-cell office:value-type="float" office:value="0.39" table:style-name="ce1">
            <text:p>0,39</text:p>
          </table:table-cell>
          <table:table-cell office:value-type="float" office:value="2.568342090388823" table:formula="of:=ABS(100*([.C29]-[.B29])/[.C29])" table:style-name="ce1">
            <text:p>2,56834209</text:p>
          </table:table-cell>
          <table:table-cell table:number-columns-repeated="16380"/>
        </table:table-row>
        <table:table-row table:style-name="ro1">
          <table:table-cell office:value-type="float" office:value="0.1" table:formula="of:=[.A28]*10" table:style-name="ce1">
            <text:p>0,1</text:p>
          </table:table-cell>
          <table:table-cell office:value-type="float" office:value="0.41275818009974574" table:formula="of:=[.$B$6]*[.$B$4]*LN(1+[.A30]/[.$B$7])" table:style-name="ce7">
            <text:p>0,41</text:p>
          </table:table-cell>
          <table:table-cell office:value-type="float" office:value="0.46" table:style-name="ce1">
            <text:p>0,46</text:p>
          </table:table-cell>
          <table:table-cell office:value-type="float" office:value="10.269960847881364" table:formula="of:=ABS(100*([.C30]-[.B30])/[.C30])" table:style-name="ce1">
            <text:p>10,26996085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erreur moyenne</text:p>
          </table:table-cell>
          <table:table-cell office:value-type="float" office:value="3.5295665811145964" table:formula="of:=AVERAGE([.D26:.D30])" table:style-name="ce1">
            <text:p>3,529566581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erreur min</text:p>
          </table:table-cell>
          <table:table-cell office:value-type="float" office:value="2.1977784231233932E-2" table:formula="of:=MIN([.D26:.D30])" table:style-name="ce1">
            <text:p>0,02197778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erreur max</text:p>
          </table:table-cell>
          <table:table-cell office:value-type="float" office:value="10.269960847881364" table:formula="of:=MAX([.D26:.D30])" table:style-name="ce1">
            <text:p>10,26996085</text:p>
          </table:table-cell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F" svg:font-family="F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DECROP, FABRICE</dc:creator>
    <meta:creation-date>2021-02-24T13:07:05Z</meta:creation-date>
    <dc:date>2021-02-25T12:51:55Z</dc:date>
    <meta:editing-cycles>2</meta:editing-cycles>
    <meta:editing-duration>PT10302S</meta:editing-duration>
    <meta:user-defined meta:name="MSIP_Label_e463cba9-5f6c-478d-9329-7b2295e4e8ed_Enabled">true</meta:user-defined>
    <meta:user-defined meta:name="MSIP_Label_e463cba9-5f6c-478d-9329-7b2295e4e8ed_SetDate">2021-02-25T08:49:18Z</meta:user-defined>
    <meta:user-defined meta:name="MSIP_Label_e463cba9-5f6c-478d-9329-7b2295e4e8ed_Method">Standard</meta:user-defined>
    <meta:user-defined meta:name="MSIP_Label_e463cba9-5f6c-478d-9329-7b2295e4e8ed_Name">All Employees_2</meta:user-defined>
    <meta:user-defined meta:name="MSIP_Label_e463cba9-5f6c-478d-9329-7b2295e4e8ed_SiteId">33440fc6-b7c7-412c-bb73-0e70b0198d5a</meta:user-defined>
    <meta:user-defined meta:name="MSIP_Label_e463cba9-5f6c-478d-9329-7b2295e4e8ed_ActionId">52c4581b-8705-42de-915a-20541036dcbd</meta:user-defined>
    <meta:user-defined meta:name="MSIP_Label_e463cba9-5f6c-478d-9329-7b2295e4e8ed_ContentBits">0</meta:user-defined>
  </office:meta>
</office:document-meta>
</file>